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pong" table:style-name="ta1">
        <table:shapes>
          <draw:frame draw:z-index="0" draw:style-name="gr1" draw:text-style-name="P1" svg:width="6.2988in" svg:height="3.5429in" svg:x="3.6189in" svg:y="2.0051in">
            <draw:object draw:notify-on-update-of-ranges="pingpong.A1:pingpong.B1 pingpong.D2:pingpong.D5 pingpong.G1:pingpong.G1 pingpong.G2:pingpong.G5 pingpong.H1:pingpong.H1 pingpong.H2:pingpong.H5 pingpong.I1:pingpong.I1 pingpong.I2:pingpong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echanism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n_procs</text:p>
          </table:table-cell>
          <table:table-cell office:value-type="string" calcext:value-type="string">
            <text:p>msg_size_bytes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g_ns</text:p>
          </table:table-cell>
          <table:table-cell office:value-type="string" calcext:value-type="string">
            <text:p>p50_ns</text:p>
          </table:table-cell>
          <table:table-cell office:value-type="string" calcext:value-type="string">
            <text:p>p99_ns</text:p>
          </table:table-cell>
          <table:table-cell office:value-type="string" calcext:value-type="string">
            <text:p>min_ns</text:p>
          </table:table-cell>
          <table:table-cell office:value-type="string" calcext:value-type="string">
            <text:p>max_ns</text:p>
          </table:table-cell>
          <table:table-cell office:value-type="string" calcext:value-type="string">
            <text:p>throughput_msg_s</text:p>
          </table:table-cell>
          <table:table-cell office:value-type="string" calcext:value-type="string">
            <text:p>throughput_MB_s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ingpo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pecified</text:p>
          </table:table-cell>
          <table:table-cell office:value-type="float" office:value="20000" calcext:value-type="float">
            <text:p>20000</text:p>
          </table:table-cell>
          <table:table-cell office:value-type="float" office:value="5044.7" calcext:value-type="float">
            <text:p>5044.7</text:p>
          </table:table-cell>
          <table:table-cell office:value-type="float" office:value="4744" calcext:value-type="float">
            <text:p>4744</text:p>
          </table:table-cell>
          <table:table-cell office:value-type="float" office:value="8801" calcext:value-type="float">
            <text:p>8801</text:p>
          </table:table-cell>
          <table:table-cell office:value-type="float" office:value="3216" calcext:value-type="float">
            <text:p>3216</text:p>
          </table:table-cell>
          <table:table-cell office:value-type="float" office:value="555030" calcext:value-type="float">
            <text:p>555030</text:p>
          </table:table-cell>
          <table:table-cell office:value-type="float" office:value="98561" calcext:value-type="float">
            <text:p>98561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ingpo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20000" calcext:value-type="float">
            <text:p>20000</text:p>
          </table:table-cell>
          <table:table-cell office:value-type="float" office:value="5093.7" calcext:value-type="float">
            <text:p>5093.7</text:p>
          </table:table-cell>
          <table:table-cell office:value-type="float" office:value="5220" calcext:value-type="float">
            <text:p>5220</text:p>
          </table:table-cell>
          <table:table-cell office:value-type="float" office:value="7343" calcext:value-type="float">
            <text:p>7343</text:p>
          </table:table-cell>
          <table:table-cell office:value-type="float" office:value="3907" calcext:value-type="float">
            <text:p>3907</text:p>
          </table:table-cell>
          <table:table-cell office:value-type="float" office:value="498360" calcext:value-type="float">
            <text:p>498360</text:p>
          </table:table-cell>
          <table:table-cell office:value-type="float" office:value="97581" calcext:value-type="float">
            <text:p>97581</text:p>
          </table:table-cell>
          <table:table-cell office:value-type="float" office:value="11.912" calcext:value-type="float">
            <text:p>11.912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ingpong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specified</text:p>
          </table:table-cell>
          <table:table-cell office:value-type="float" office:value="20000" calcext:value-type="float">
            <text:p>20000</text:p>
          </table:table-cell>
          <table:table-cell office:value-type="float" office:value="4644.6" calcext:value-type="float">
            <text:p>4644.6</text:p>
          </table:table-cell>
          <table:table-cell office:value-type="float" office:value="4117" calcext:value-type="float">
            <text:p>4117</text:p>
          </table:table-cell>
          <table:table-cell office:value-type="float" office:value="7003" calcext:value-type="float">
            <text:p>7003</text:p>
          </table:table-cell>
          <table:table-cell office:value-type="float" office:value="3857" calcext:value-type="float">
            <text:p>3857</text:p>
          </table:table-cell>
          <table:table-cell office:value-type="float" office:value="75526" calcext:value-type="float">
            <text:p>75526</text:p>
          </table:table-cell>
          <table:table-cell office:value-type="float" office:value="107068" calcext:value-type="float">
            <text:p>107068</text:p>
          </table:table-cell>
          <table:table-cell office:value-type="float" office:value="52.279" calcext:value-type="float">
            <text:p>52.279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ingpong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nspecified</text:p>
          </table:table-cell>
          <table:table-cell office:value-type="float" office:value="20000" calcext:value-type="float">
            <text:p>20000</text:p>
          </table:table-cell>
          <table:table-cell office:value-type="float" office:value="5314.6" calcext:value-type="float">
            <text:p>5314.6</text:p>
          </table:table-cell>
          <table:table-cell office:value-type="float" office:value="4944" calcext:value-type="float">
            <text:p>4944</text:p>
          </table:table-cell>
          <table:table-cell office:value-type="float" office:value="7554" calcext:value-type="float">
            <text:p>7554</text:p>
          </table:table-cell>
          <table:table-cell office:value-type="float" office:value="3286" calcext:value-type="float">
            <text:p>3286</text:p>
          </table:table-cell>
          <table:table-cell office:value-type="float" office:value="290735" calcext:value-type="float">
            <text:p>290735</text:p>
          </table:table-cell>
          <table:table-cell office:value-type="float" office:value="93459" calcext:value-type="float">
            <text:p>93459</text:p>
          </table:table-cell>
          <table:table-cell office:value-type="float" office:value="182.538" calcext:value-type="float">
            <text:p>182.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2T01:11:32.031913285</dc:date>
    <meta:editing-duration>PT9M32S</meta:editing-duration>
    <meta:editing-cycles>1</meta:editing-cycles>
    <meta:document-statistic meta:table-count="1" meta:cell-count="65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legend chart:legend-position="end" svg:x="14.134cm" svg:y="3.703cm" style:legend-expansion="high" chart:style-name="ch2"/>
        <chart:plot-area chart:style-name="ch3" table:cell-range-address="pingpong.A1:pingpong.B1 pingpong.D2:pingpong.D5 pingpong.G1:pingpong.I5" chart:data-source-has-labels="both" svg:x="1.331cm" svg:y="0.18cm" svg:width="12.483cm" svg:height="7.659cm">
          <chart:coordinate-region svg:x="2.535cm" svg:y="0.379cm" svg:width="11.279cm" svg:height="6.813cm"/>
          <chart:axis chart:dimension="x" chart:name="primary-x" chart:style-name="ch4" chartooo:axis-type="auto">
            <chartooo:date-scale/>
            <chart:title svg:x="6.271cm" svg:y="8.019cm" chart:style-name="ch5">
              <text:p>Data size in bytes</text:p>
            </chart:title>
            <chart:categories table:cell-range-address="pingpong.D2:pingpong.D5"/>
          </chart:axis>
          <chart:axis chart:dimension="y" chart:name="primary-y" chart:style-name="ch6">
            <chart:title svg:x="0.451cm" svg:y="5.495cm" chart:style-name="ch7">
              <text:p>Benchmarks latency</text:p>
            </chart:title>
            <chart:grid chart:style-name="ch8" chart:class="major"/>
          </chart:axis>
          <chart:series chart:style-name="ch9" chart:values-cell-range-address="pingpong.G2:pingpong.G5" chart:label-cell-address="pingpong.G1:pingpong.G1" chart:class="chart:bar">
            <chart:data-point chart:repeated="4"/>
          </chart:series>
          <chart:series chart:style-name="ch10" chart:values-cell-range-address="pingpong.H2:pingpong.H5" chart:label-cell-address="pingpong.H1:pingpong.H1" chart:class="chart:bar">
            <chart:data-point chart:repeated="4"/>
          </chart:series>
          <chart:series chart:style-name="ch11" chart:values-cell-range-address="pingpong.I2:pingpong.I5" chart:label-cell-address="pingpong.I1:pingpong.I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ns</text:p>
                <draw:g>
                  <svg:desc>pingpong.G1:pingpong.G1</svg:desc>
                </draw:g>
              </table:table-cell>
              <table:table-cell office:value-type="string">
                <text:p>p50_ns</text:p>
                <draw:g>
                  <svg:desc>pingpong.H1:pingpong.H1</svg:desc>
                </draw:g>
              </table:table-cell>
              <table:table-cell office:value-type="string">
                <text:p>p99_ns</text:p>
                <draw:g>
                  <svg:desc>pingpong.I1:pingpong.I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pingpong.D2:pingpong.D5</svg:desc>
                </draw:g>
              </table:table-cell>
              <table:table-cell office:value-type="float" office:value="5044.7">
                <text:p>5044.7</text:p>
                <draw:g>
                  <svg:desc>pingpong.G2:pingpong.G5</svg:desc>
                </draw:g>
              </table:table-cell>
              <table:table-cell office:value-type="float" office:value="4744">
                <text:p>4744</text:p>
                <draw:g>
                  <svg:desc>pingpong.H2:pingpong.H5</svg:desc>
                </draw:g>
              </table:table-cell>
              <table:table-cell office:value-type="float" office:value="8801">
                <text:p>8801</text:p>
                <draw:g>
                  <svg:desc>pingpong.I2:pingpong.I5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093.7">
                <text:p>5093.7</text:p>
              </table:table-cell>
              <table:table-cell office:value-type="float" office:value="5220">
                <text:p>5220</text:p>
              </table:table-cell>
              <table:table-cell office:value-type="float" office:value="7343">
                <text:p>73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644.6">
                <text:p>4644.6</text:p>
              </table:table-cell>
              <table:table-cell office:value-type="float" office:value="4117">
                <text:p>4117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314.6">
                <text:p>5314.6</text:p>
              </table:table-cell>
              <table:table-cell office:value-type="float" office:value="4944">
                <text:p>4944</text:p>
              </table:table-cell>
              <table:table-cell office:value-type="float" office:value="7554">
                <text:p>7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